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3.13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3" table:number-columns-repeated="8" table:default-cell-style-name="ce5"/>
        <table:table-column table:style-name="co5" table:default-cell-style-name="ce5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Distrito de residencia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0 - Ocupaciones militares</text:p>
          </table:table-cell>
          <table:table-cell table:style-name="ce2" office:value-type="string" calcext:value-type="string">
            <text:p>1 - Directores y gerentes</text:p>
          </table:table-cell>
          <table:table-cell table:style-name="ce2" office:value-type="string" calcext:value-type="string">
            <text:p>2 - Técnicos y profesionales científicos e intelectuales</text:p>
          </table:table-cell>
          <table:table-cell table:style-name="ce2" office:value-type="string" calcext:value-type="string">
            <text:p>3 - Técnicos; profesionales de apoyo</text:p>
          </table:table-cell>
          <table:table-cell table:style-name="ce2" office:value-type="string" calcext:value-type="string">
            <text:p>4 - Empleados contables, administrativos y otros empleados de oficina</text:p>
          </table:table-cell>
          <table:table-cell table:style-name="ce2" office:value-type="string" calcext:value-type="string">
            <text:p>5 - Trabajadores de los servicios de restauración, personales, protección y vendedores</text:p>
          </table:table-cell>
          <table:table-cell table:style-name="ce2" office:value-type="string" calcext:value-type="string">
            <text:p>6 - Trabajadores cualificados en el sector agrícola, ganadero, forestal y pesquero</text:p>
          </table:table-cell>
          <table:table-cell table:style-name="ce2" office:value-type="string" calcext:value-type="string">
            <text:p>7 - Artesanos y trabajadores cualificados de las industrias manufactureras y la construcción (excepto operadores de instalaciones y maquinaria)</text:p>
          </table:table-cell>
          <table:table-cell table:style-name="ce2" office:value-type="string" calcext:value-type="string">
            <text:p>8 - Operadores de instalaciones y maquinaria, y montadores</text:p>
          </table:table-cell>
          <table:table-cell table:style-name="ce2" office:value-type="string" calcext:value-type="string">
            <text:p>9 - Ocupaciones elementales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office:value-type="float" office:value="184845" calcext:value-type="float">
            <text:p>184845</text:p>
          </table:table-cell>
          <table:table-cell office:value-type="float" office:value="615" calcext:value-type="float">
            <text:p>615</text:p>
          </table:table-cell>
          <table:table-cell office:value-type="float" office:value="7535" calcext:value-type="float">
            <text:p>7535</text:p>
          </table:table-cell>
          <table:table-cell office:value-type="float" office:value="34675" calcext:value-type="float">
            <text:p>34675</text:p>
          </table:table-cell>
          <table:table-cell office:value-type="float" office:value="20565" calcext:value-type="float">
            <text:p>20565</text:p>
          </table:table-cell>
          <table:table-cell office:value-type="float" office:value="27370" calcext:value-type="float">
            <text:p>27370</text:p>
          </table:table-cell>
          <table:table-cell office:value-type="float" office:value="44880" calcext:value-type="float">
            <text:p>44880</text:p>
          </table:table-cell>
          <table:table-cell office:value-type="float" office:value="1055" calcext:value-type="float">
            <text:p>1055</text:p>
          </table:table-cell>
          <table:table-cell office:value-type="float" office:value="14720" calcext:value-type="float">
            <text:p>14720</text:p>
          </table:table-cell>
          <table:table-cell office:value-type="float" office:value="11180" calcext:value-type="float">
            <text:p>11180</text:p>
          </table:table-cell>
          <table:table-cell office:value-type="float" office:value="22250" calcext:value-type="float">
            <text:p>2225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float" office:value="184845" calcext:value-type="float">
            <text:p>184845</text:p>
          </table:table-cell>
          <table:table-cell office:value-type="float" office:value="615" calcext:value-type="float">
            <text:p>615</text:p>
          </table:table-cell>
          <table:table-cell office:value-type="float" office:value="7535" calcext:value-type="float">
            <text:p>7535</text:p>
          </table:table-cell>
          <table:table-cell office:value-type="float" office:value="34675" calcext:value-type="float">
            <text:p>34675</text:p>
          </table:table-cell>
          <table:table-cell office:value-type="float" office:value="20565" calcext:value-type="float">
            <text:p>20565</text:p>
          </table:table-cell>
          <table:table-cell office:value-type="float" office:value="27370" calcext:value-type="float">
            <text:p>27370</text:p>
          </table:table-cell>
          <table:table-cell office:value-type="float" office:value="44880" calcext:value-type="float">
            <text:p>44880</text:p>
          </table:table-cell>
          <table:table-cell office:value-type="float" office:value="1055" calcext:value-type="float">
            <text:p>1055</text:p>
          </table:table-cell>
          <table:table-cell office:value-type="float" office:value="14720" calcext:value-type="float">
            <text:p>14720</text:p>
          </table:table-cell>
          <table:table-cell office:value-type="float" office:value="11180" calcext:value-type="float">
            <text:p>11180</text:p>
          </table:table-cell>
          <table:table-cell office:value-type="float" office:value="22250" calcext:value-type="float">
            <text:p>2225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float" office:value="25255" calcext:value-type="float">
            <text:p>25255</text:p>
          </table:table-cell>
          <table:table-cell office:value-type="float" office:value="115" calcext:value-type="float">
            <text:p>115</text:p>
          </table:table-cell>
          <table:table-cell office:value-type="float" office:value="2185" calcext:value-type="float">
            <text:p>2185</text:p>
          </table:table-cell>
          <table:table-cell office:value-type="float" office:value="9435" calcext:value-type="float">
            <text:p>9435</text:p>
          </table:table-cell>
          <table:table-cell office:value-type="float" office:value="2835" calcext:value-type="float">
            <text:p>2835</text:p>
          </table:table-cell>
          <table:table-cell office:value-type="float" office:value="3660" calcext:value-type="float">
            <text:p>3660</text:p>
          </table:table-cell>
          <table:table-cell office:value-type="float" office:value="3850" calcext:value-type="float">
            <text:p>3850</text:p>
          </table:table-cell>
          <table:table-cell office:value-type="float" office:value="75" calcext:value-type="float">
            <text:p>75</text:p>
          </table:table-cell>
          <table:table-cell office:value-type="float" office:value="905" calcext:value-type="float">
            <text:p>905</text:p>
          </table:table-cell>
          <table:table-cell office:value-type="float" office:value="440" calcext:value-type="float">
            <text:p>440</text:p>
          </table:table-cell>
          <table:table-cell office:value-type="float" office:value="1755" calcext:value-type="float">
            <text:p>175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4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1440" calcext:value-type="float">
            <text:p>1440</text:p>
          </table:table-cell>
          <table:table-cell office:value-type="float" office:value="640" calcext:value-type="float">
            <text:p>640</text:p>
          </table:table-cell>
          <table:table-cell office:value-type="float" office:value="915" calcext:value-type="float">
            <text:p>915</text:p>
          </table:table-cell>
          <table:table-cell office:value-type="float" office:value="1295" calcext:value-type="float">
            <text:p>1295</text:p>
          </table:table-cell>
          <table:table-cell office:value-type="float" office:value="125" calcext:value-type="float">
            <text:p>125</text:p>
          </table:table-cell>
          <table:table-cell office:value-type="float" office:value="400" calcext:value-type="float">
            <text:p>400</text:p>
          </table:table-cell>
          <table:table-cell office:value-type="float" office:value="195" calcext:value-type="float">
            <text:p>195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float" office:value="19120" calcext:value-type="float">
            <text:p>19120</text:p>
          </table:table-cell>
          <table:table-cell office:value-type="float" office:value="105" calcext:value-type="float">
            <text:p>105</text:p>
          </table:table-cell>
          <table:table-cell office:value-type="float" office:value="560" calcext:value-type="float">
            <text:p>560</text:p>
          </table:table-cell>
          <table:table-cell office:value-type="float" office:value="2630" calcext:value-type="float">
            <text:p>2630</text:p>
          </table:table-cell>
          <table:table-cell office:value-type="float" office:value="1705" calcext:value-type="float">
            <text:p>1705</text:p>
          </table:table-cell>
          <table:table-cell office:value-type="float" office:value="3025" calcext:value-type="float">
            <text:p>3025</text:p>
          </table:table-cell>
          <table:table-cell office:value-type="float" office:value="5430" calcext:value-type="float">
            <text:p>5430</text:p>
          </table:table-cell>
          <table:table-cell office:value-type="float" office:value="145" calcext:value-type="float">
            <text:p>145</text:p>
          </table:table-cell>
          <table:table-cell office:value-type="float" office:value="1995" calcext:value-type="float">
            <text:p>1995</text:p>
          </table:table-cell>
          <table:table-cell office:value-type="float" office:value="1180" calcext:value-type="float">
            <text:p>1180</text:p>
          </table:table-cell>
          <table:table-cell office:value-type="float" office:value="2340" calcext:value-type="float">
            <text:p>234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float" office:value="34960" calcext:value-type="float">
            <text:p>34960</text:p>
          </table:table-cell>
          <table:table-cell office:value-type="float" office:value="120" calcext:value-type="float">
            <text:p>120</text:p>
          </table:table-cell>
          <table:table-cell office:value-type="float" office:value="1055" calcext:value-type="float">
            <text:p>1055</text:p>
          </table:table-cell>
          <table:table-cell office:value-type="float" office:value="4770" calcext:value-type="float">
            <text:p>4770</text:p>
          </table:table-cell>
          <table:table-cell office:value-type="float" office:value="3850" calcext:value-type="float">
            <text:p>3850</text:p>
          </table:table-cell>
          <table:table-cell office:value-type="float" office:value="4505" calcext:value-type="float">
            <text:p>4505</text:p>
          </table:table-cell>
          <table:table-cell office:value-type="float" office:value="10245" calcext:value-type="float">
            <text:p>10245</text:p>
          </table:table-cell>
          <table:table-cell office:value-type="float" office:value="190" calcext:value-type="float">
            <text:p>190</text:p>
          </table:table-cell>
          <table:table-cell office:value-type="float" office:value="2760" calcext:value-type="float">
            <text:p>2760</text:p>
          </table:table-cell>
          <table:table-cell office:value-type="float" office:value="2455" calcext:value-type="float">
            <text:p>2455</text:p>
          </table:table-cell>
          <table:table-cell office:value-type="float" office:value="5005" calcext:value-type="float">
            <text:p>500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float" office:value="37690" calcext:value-type="float">
            <text:p>37690</text:p>
          </table:table-cell>
          <table:table-cell office:value-type="float" office:value="110" calcext:value-type="float">
            <text:p>110</text:p>
          </table:table-cell>
          <table:table-cell office:value-type="float" office:value="1495" calcext:value-type="float">
            <text:p>1495</text:p>
          </table:table-cell>
          <table:table-cell office:value-type="float" office:value="6445" calcext:value-type="float">
            <text:p>6445</text:p>
          </table:table-cell>
          <table:table-cell office:value-type="float" office:value="4525" calcext:value-type="float">
            <text:p>4525</text:p>
          </table:table-cell>
          <table:table-cell office:value-type="float" office:value="5890" calcext:value-type="float">
            <text:p>5890</text:p>
          </table:table-cell>
          <table:table-cell office:value-type="float" office:value="8150" calcext:value-type="float">
            <text:p>8150</text:p>
          </table:table-cell>
          <table:table-cell office:value-type="float" office:value="190" calcext:value-type="float">
            <text:p>190</text:p>
          </table:table-cell>
          <table:table-cell office:value-type="float" office:value="3535" calcext:value-type="float">
            <text:p>3535</text:p>
          </table:table-cell>
          <table:table-cell office:value-type="float" office:value="3010" calcext:value-type="float">
            <text:p>3010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float" office:value="25720" calcext:value-type="float">
            <text:p>25720</text:p>
          </table:table-cell>
          <table:table-cell office:value-type="float" office:value="105" calcext:value-type="float">
            <text:p>105</text:p>
          </table:table-cell>
          <table:table-cell office:value-type="float" office:value="740" calcext:value-type="float">
            <text:p>740</text:p>
          </table:table-cell>
          <table:table-cell office:value-type="float" office:value="4915" calcext:value-type="float">
            <text:p>4915</text:p>
          </table:table-cell>
          <table:table-cell office:value-type="float" office:value="2860" calcext:value-type="float">
            <text:p>2860</text:p>
          </table:table-cell>
          <table:table-cell office:value-type="float" office:value="4005" calcext:value-type="float">
            <text:p>4005</text:p>
          </table:table-cell>
          <table:table-cell office:value-type="float" office:value="6035" calcext:value-type="float">
            <text:p>6035</text:p>
          </table:table-cell>
          <table:table-cell office:value-type="float" office:value="150" calcext:value-type="float">
            <text:p>150</text:p>
          </table:table-cell>
          <table:table-cell office:value-type="float" office:value="1740" calcext:value-type="float">
            <text:p>1740</text:p>
          </table:table-cell>
          <table:table-cell office:value-type="float" office:value="1380" calcext:value-type="float">
            <text:p>1380</text:p>
          </table:table-cell>
          <table:table-cell office:value-type="float" office:value="3785" calcext:value-type="float">
            <text:p>378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float" office:value="29745" calcext:value-type="float">
            <text:p>29745</text:p>
          </table:table-cell>
          <table:table-cell office:value-type="string" calcext:value-type="string">
            <text:p>45*</text:p>
          </table:table-cell>
          <table:table-cell office:value-type="float" office:value="1020" calcext:value-type="float">
            <text:p>1020</text:p>
          </table:table-cell>
          <table:table-cell office:value-type="float" office:value="4190" calcext:value-type="float">
            <text:p>4190</text:p>
          </table:table-cell>
          <table:table-cell office:value-type="float" office:value="3440" calcext:value-type="float">
            <text:p>3440</text:p>
          </table:table-cell>
          <table:table-cell office:value-type="float" office:value="4275" calcext:value-type="float">
            <text:p>4275</text:p>
          </table:table-cell>
          <table:table-cell office:value-type="float" office:value="7640" calcext:value-type="float">
            <text:p>7640</text:p>
          </table:table-cell>
          <table:table-cell office:value-type="float" office:value="115" calcext:value-type="float">
            <text:p>115</text:p>
          </table:table-cell>
          <table:table-cell office:value-type="float" office:value="2785" calcext:value-type="float">
            <text:p>2785</text:p>
          </table:table-cell>
          <table:table-cell office:value-type="float" office:value="2120" calcext:value-type="float">
            <text:p>2120</text:p>
          </table:table-cell>
          <table:table-cell office:value-type="float" office:value="4115" calcext:value-type="float">
            <text:p>411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float" office:value="6760" calcext:value-type="float">
            <text:p>6760</text:p>
          </table:table-cell>
          <table:table-cell office:value-type="string" calcext:value-type="string">
            <text:p>15*</text:p>
          </table:table-cell>
          <table:table-cell office:value-type="float" office:value="265" calcext:value-type="float">
            <text:p>265</text:p>
          </table:table-cell>
          <table:table-cell office:value-type="float" office:value="845" calcext:value-type="float">
            <text:p>845</text:p>
          </table:table-cell>
          <table:table-cell office:value-type="float" office:value="715" calcext:value-type="float">
            <text:p>715</text:p>
          </table:table-cell>
          <table:table-cell office:value-type="float" office:value="1090" calcext:value-type="float">
            <text:p>1090</text:p>
          </table:table-cell>
          <table:table-cell office:value-type="float" office:value="2240" calcext:value-type="float">
            <text:p>2240</text:p>
          </table:table-cell>
          <table:table-cell office:value-type="float" office:value="60" calcext:value-type="float">
            <text:p>60</text:p>
          </table:table-cell>
          <table:table-cell office:value-type="float" office:value="595" calcext:value-type="float">
            <text:p>595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1</text:p>
          </table:table-cell>
          <table:table-cell table:style-name="Default" table:number-columns-repeated="2"/>
          <table:table-cell office:value-type="float" office:value="130" calcext:value-type="float">
            <text:p>130</text:p>
          </table:table-cell>
          <table:table-cell office:value-type="float" office:value="655" calcext:value-type="float">
            <text:p>655</text:p>
          </table:table-cell>
          <table:table-cell office:value-type="float" office:value="315" calcext:value-type="float">
            <text:p>315</text:p>
          </table:table-cell>
          <table:table-cell office:value-type="float" office:value="370" calcext:value-type="float">
            <text:p>370</text:p>
          </table:table-cell>
          <table:table-cell office:value-type="float" office:value="215" calcext:value-type="float">
            <text:p>215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3</text:p>
          </table:table-cell>
          <table:table-cell table:style-name="Default" table:number-columns-repeated="2"/>
          <table:table-cell office:value-type="string" calcext:value-type="string">
            <text:p>*</text:p>
          </table:table-cell>
          <table:table-cell office:value-type="float" office:value="480" calcext:value-type="float">
            <text:p>480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440" calcext:value-type="float">
            <text:p>44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5</text:p>
          </table:table-cell>
          <table:table-cell table:style-name="Default" table:number-columns-repeated="2"/>
          <table:table-cell office:value-type="float" office:value="75" calcext:value-type="float">
            <text:p>75</text:p>
          </table:table-cell>
          <table:table-cell office:value-type="float" office:value="305" calcext:value-type="float">
            <text:p>305</text:p>
          </table:table-cell>
          <table:table-cell office:value-type="float" office:value="165" calcext:value-type="float">
            <text:p>165</text:p>
          </table:table-cell>
          <table:table-cell office:value-type="float" office:value="145" calcext:value-type="float">
            <text:p>145</text:p>
          </table:table-cell>
          <table:table-cell office:value-type="float" office:value="290" calcext:value-type="float">
            <text:p>290</text:p>
          </table:table-cell>
          <table:table-cell table:number-columns-repeated="3"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/00/0000</text:date>, <text:time style:data-style-name="N2" text:time-value="06:57:02.82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4T06:24:05.800000000</meta:creation-date>
    <dc:date>2024-11-24T06:57:54.507000000</dc:date>
    <meta:editing-duration>PT6M18S</meta:editing-duration>
    <meta:editing-cycles>5</meta:editing-cycles>
    <meta:generator>LibreOffice/7.6.5.2$Windows_x86 LibreOffice_project/38d5f62f85355c192ef5f1dd47c5c0c0c6d6598b</meta:generator>
    <meta:document-statistic meta:table-count="1" meta:cell-count="176" meta:object-count="0"/>
  </office:meta>
</office:document-meta>
</file>